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officeooo:rsid="00164be2" officeooo:paragraph-rsid="00164be2" style:font-size-asian="15pt" style:font-size-complex="15pt"/>
    </style:style>
    <style:style style:name="P2" style:family="paragraph" style:parent-style-name="Standard">
      <style:paragraph-properties fo:text-align="start" style:justify-single-word="false"/>
      <style:text-properties fo:font-size="15pt" fo:language="fr" fo:country="FR" fo:font-weight="bold" officeooo:rsid="00164be2" officeooo:paragraph-rsid="00164be2"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4pt" fo:language="fr" fo:country="FR" officeooo:rsid="00164be2" officeooo:paragraph-rsid="00164be2" style:font-size-asian="14pt" style:font-size-complex="14pt"/>
    </style:style>
    <style:style style:name="P4" style:family="paragraph" style:parent-style-name="Standard">
      <style:paragraph-properties fo:text-align="start" style:justify-single-word="false"/>
      <style:text-properties fo:font-size="14pt" fo:language="fr" fo:country="FR" officeooo:rsid="00164be2" officeooo:paragraph-rsid="00164be2" style:font-size-asian="14pt" style:font-size-complex="14pt"/>
    </style:style>
    <style:style style:name="P5" style:family="paragraph" style:parent-style-name="Standard">
      <style:paragraph-properties fo:text-align="start" style:justify-single-word="false"/>
      <style:text-properties fo:font-size="14pt" fo:language="fr" fo:country="FR" officeooo:rsid="00173d5f" officeooo:paragraph-rsid="00173d5f" style:font-size-asian="14pt" style:font-size-complex="14pt"/>
    </style:style>
    <style:style style:name="P6" style:family="paragraph" style:parent-style-name="Standard">
      <style:paragraph-properties fo:text-align="start" style:justify-single-word="false"/>
      <style:text-properties fo:font-size="14pt" fo:language="fr" fo:country="FR" fo:font-weight="normal" officeooo:rsid="00164be2" officeooo:paragraph-rsid="00164be2"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language="fr" fo:country="FR" officeooo:rsid="00164be2" officeooo:paragraph-rsid="00164be2"/>
    </style:style>
    <style:style style:name="P8" style:family="paragraph" style:parent-style-name="Standard">
      <style:paragraph-properties fo:text-align="start" style:justify-single-word="false"/>
      <style:text-properties fo:language="fr" fo:country="FR" officeooo:rsid="00164be2" officeooo:paragraph-rsid="00164be2"/>
    </style:style>
    <style:style style:name="P9" style:family="paragraph" style:parent-style-name="Standard">
      <style:paragraph-properties fo:text-align="center" style:justify-single-word="false"/>
      <style:text-properties fo:language="fr" fo:country="FR" officeooo:rsid="00173d5f" officeooo:paragraph-rsid="00164be2"/>
    </style:style>
    <style:style style:name="P10" style:family="paragraph" style:parent-style-name="Standard">
      <style:paragraph-properties fo:text-align="start" style:justify-single-word="false"/>
      <style:text-properties fo:language="fr" fo:country="FR" officeooo:rsid="00173d5f" officeooo:paragraph-rsid="00173d5f"/>
    </style:style>
    <style:style style:name="P11" style:family="paragraph" style:parent-style-name="Standard">
      <style:paragraph-properties fo:text-align="start" style:justify-single-word="false"/>
      <style:text-properties fo:language="fr" fo:country="FR" fo:font-weight="normal" officeooo:rsid="00164be2" officeooo:paragraph-rsid="0017ef05" style:font-weight-asian="normal" style:font-weight-complex="normal"/>
    </style:style>
    <style:style style:name="P12" style:family="paragraph" style:parent-style-name="Standard">
      <style:paragraph-properties fo:text-align="start" style:justify-single-word="false"/>
      <style:text-properties fo:language="fr" fo:country="FR" officeooo:rsid="001c763a" officeooo:paragraph-rsid="001c763a"/>
    </style:style>
    <style:style style:name="P13" style:family="paragraph" style:parent-style-name="Standard">
      <style:paragraph-properties fo:text-align="start" style:justify-single-word="false"/>
      <style:text-properties fo:language="fr" fo:country="FR" officeooo:rsid="001ef6c4" officeooo:paragraph-rsid="001ef6c4"/>
    </style:style>
    <style:style style:name="P14" style:family="paragraph" style:parent-style-name="Standard">
      <style:paragraph-properties fo:text-align="start" style:justify-single-word="false"/>
      <style:text-properties fo:language="fr" fo:country="FR" officeooo:rsid="0020a909" officeooo:paragraph-rsid="0020a909"/>
    </style:style>
    <style:style style:name="P15" style:family="paragraph" style:parent-style-name="Footer">
      <style:text-properties fo:language="fr" fo:country="FR"/>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73d5f" style:font-weight-asian="bold" style:font-weight-complex="bold"/>
    </style:style>
    <style:style style:name="T4" style:family="text">
      <style:text-properties fo:font-weight="bold" officeooo:rsid="001be90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officeooo:rsid="00173d5f" style:font-size-asian="15pt" style:font-weight-asian="bold" style:font-size-complex="15pt" style:font-weight-complex="bold"/>
    </style:style>
    <style:style style:name="T7" style:family="text">
      <style:text-properties fo:font-size="15pt" officeooo:rsid="00173d5f" style:font-size-asian="15pt" style:font-size-complex="15pt"/>
    </style:style>
    <style:style style:name="T8" style:family="text">
      <style:text-properties fo:font-size="14pt" officeooo:rsid="00173d5f" style:font-size-asian="14pt" style:font-size-complex="14pt"/>
    </style:style>
    <style:style style:name="T9" style:family="text">
      <style:text-properties fo:font-size="14pt" officeooo:rsid="0017a699" style:font-size-asian="14pt" style:font-size-complex="14pt"/>
    </style:style>
    <style:style style:name="T10" style:family="text">
      <style:text-properties fo:font-size="14pt" officeooo:rsid="0017ef05" style:font-size-asian="14pt" style:font-size-complex="14pt"/>
    </style:style>
    <style:style style:name="T11" style:family="text">
      <style:text-properties fo:font-size="14pt" officeooo:rsid="0020a909" style:font-size-asian="14pt" style:font-size-complex="14pt"/>
    </style:style>
    <style:style style:name="T1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Rapport du projet Post-Processing : SSAO et Bloom</text:span> </text:p>
      <text:p text:style-name="P7"/>
      <text:p text:style-name="P3">Logiciel et Matériel Graphique</text:p>
      <text:p text:style-name="P1"/>
      <text:p text:style-name="P1">Elise Moebs</text:p>
      <text:p text:style-name="P1"/>
      <text:p text:style-name="P1">20 janvier 20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2"><text:soft-page-break/></text:p>
      <text:p text:style-name="P8"><text:span text:style-name="T5">I. SSAO – </text:span><text:span text:style-name="T6">Screen Space Ambiant Occlusion</text:span></text:p>
      <text:p text:style-name="P8"><text:span text:style-name="T6"><text:tab/></text:span></text:p>
      <text:p text:style-name="P4"><text:span text:style-name="T3"><text:tab/>a. Principe</text:span></text:p>
      <text:p text:style-name="P8"><text:span text:style-name="T6"/></text:p>
      <text:p text:style-name="P11"><text:span text:style-name="T7"><text:tab/></text:span><text:span text:style-name="T8">L</text:span><text:span text:style-name="T9">a méthode SSAO permet d’approximer l’occlusion ambiante. Il s’agit des zones d’ombre dues au relief sur un objet, par exemple dans les coins d’une pièce ou dans les plis de vêtements. En effet, en rebondissant, la lumière a moins de chances d’arriver dans ces zones peu accessibles… </text:span></text:p>
      <text:p text:style-name="P11"><text:span text:style-name="T9"/></text:p>
      <text:p text:style-name="P11"><text:span text:style-name="T9"><text:tab/>Grâce à la méthode SSAO </text:span><text:span text:style-name="T10">de Crytek</text:span><text:span text:style-name="T9">, il est possible de générer en temps réel </text:span><text:span text:style-name="T10">les zones d’ombre correspondants à l’occlusion ambiante. </text:span><text:span text:style-name="T11">Le principe est simple : pour chaque pixel dans la scène, on compare sa profondeur avec celle de son voisinage. </text:span></text:p>
      <text:p text:style-name="P6"/>
      <text:p text:style-name="P6"><text:tab/></text:p>
      <text:p text:style-name="P6"/>
      <text:p text:style-name="P4"><text:span text:style-name="T3"><text:tab/>b. Impl</text:span><text:span text:style-name="T4">émentation</text:span></text:p>
      <text:p text:style-name="P4"><text:span text:style-name="T3"/></text:p>
      <text:p text:style-name="P4"><text:span text:style-name="T3"><text:tab/>c. Résultat</text:span></text:p>
      <text:p text:style-name="P8"><text:span text:style-name="T6"/></text:p>
      <text:p text:style-name="P10"><text:span text:style-name="T5">II. Bloom</text:span></text:p>
      <text:p text:style-name="P10"><text:span text:style-name="T5"><text:tab/></text:span></text:p>
      <text:p text:style-name="P10"><text:span text:style-name="T5"><text:tab/></text:span><text:span text:style-name="T12">a. Principe</text:span></text:p>
      <text:p text:style-name="P5"><text:span text:style-name="T2"/></text:p>
      <text:p text:style-name="P5"><text:span text:style-name="T2"><text:tab/>b. Impl</text:span><text:span text:style-name="T4">émentation</text:span></text:p>
      <text:p text:style-name="P5"><text:span text:style-name="T2"/></text:p>
      <text:p text:style-name="P5"><text:span text:style-name="T2"><text:tab/>c. Résultat</text:span></text:p>
      <text:p text:style-name="P3"/>
      <text:p text:style-name="P3"/>
      <text:p text:style-name="P3"/>
      <text:p text:style-name="P12">III. Sources</text:p>
      <text:p text:style-name="P12"/>
      <text:p text:style-name="P12">SSAO : </text:p>
      <text:p text:style-name="P13"><text:a xlink:type="simple" xlink:href="https://www.gamedev.net/resources/_/technical/graphics-programming-and-theory/a-simple-and-practical-approach-to-ssao-r2753" text:style-name="Internet_20_link" text:visited-style-name="Visited_20_Internet_20_Link"/></text:p>
      <text:p text:style-name="P13"><text:a xlink:type="simple" xlink:href="https://www.gamedev.net/resources/_/technical/graphics-programming-and-theory/a-simple-and-practical-approach-to-ssao-r2753" text:style-name="Internet_20_link" text:visited-style-name="Visited_20_Internet_20_Link">https://www.gamedev.net/resources/_/technical/graphics-programming-and-theory/a-simple-and-practical-approach-to-ssao-r2753</text:a></text:p>
      <text:p text:style-name="P13"><text:a xlink:type="simple" xlink:href="http://john-chapman-graphics.blogspot.fr/2013/01/ssao-tutorial.html" text:style-name="Internet_20_link" text:visited-style-name="Visited_20_Internet_20_Link"/></text:p>
      <text:p text:style-name="P13"><text:a xlink:type="simple" xlink:href="http://john-chapman-graphics.blogspot.fr/2013/01/ssao-tutorial.html" text:style-name="Internet_20_link" text:visited-style-name="Visited_20_Internet_20_Link">http://john-chapman-graphics.blogspot.fr/2013/01/ssao-tutorial.html</text:a></text:p>
      <text:p text:style-name="P13"><text:a xlink:type="simple" xlink:href="http://theorangeduck.com/page/pure-depth-ssao" text:style-name="Internet_20_link" text:visited-style-name="Visited_20_Internet_20_Link"/></text:p>
      <text:p text:style-name="P13"><text:a xlink:type="simple" xlink:href="http://theorangeduck.com/page/pure-depth-ssao" text:style-name="Internet_20_link" text:visited-style-name="Visited_20_Internet_20_Link">http://theorangeduck.com/page/pure-depth-ssao</text:a></text:p>
      <text:p text:style-name="P13"/>
      <text:p text:style-name="P12"/>
      <text:p text:style-name="P12">Bloom :</text:p>
      <text:p text:style-name="P12"><text:soft-page-break/></text:p>
      <text:p text:style-name="P14"><text:a xlink:type="simple" xlink:href="http://wp.applesandoranges.eu/?p=14" text:style-name="Internet_20_link" text:visited-style-name="Visited_20_Internet_20_Link">http://wp.applesandoranges.eu/?p=14</text:a></text:p>
      <text:p text:style-name="P14"/>
      <text:p text:style-name="P14"><text:a xlink:type="simple" xlink:href="http://prideout.net/archive/bloom" text:style-name="Internet_20_link" text:visited-style-name="Visited_20_Internet_20_Link">http://prideout.net/archive/blo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3:05:52.496000000</meta:creation-date>
    <dc:date>2017-01-20T01:13:18.068000000</dc:date>
    <meta:editing-duration>PT4M21S</meta:editing-duration>
    <meta:editing-cycles>1</meta:editing-cycles>
    <meta:generator>LibreOffice/5.2.4.2$Windows_x86 LibreOffice_project/3d5603e1122f0f102b62521720ab13a38a4e0eb0</meta:generator>
    <meta:document-statistic meta:table-count="0" meta:image-count="0" meta:object-count="0" meta:page-count="3" meta:paragraph-count="25" meta:word-count="137" meta:character-count="1102" meta:non-whitespace-character-count="971"/>
  </office:meta>
</office:document-meta>
</file>